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Вопрос 22. Управляющие структуры. Условный оператор. Блок. Оператор переключатель. Логические операции. Безусловный переход. Метки.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22T18:52:51.46</dc:date>
    <meta:editing-duration>P0D</meta:editing-duration>
    <meta:editing-cycles>2</meta:editing-cycles>
    <meta:generator>LibreOffice/3.5$Windows_x86 LibreOffice_project/165a79a-7059095-e13bb37-fef39a4-9503d18</meta:generator>
    <meta:document-statistic meta:table-count="0" meta:image-count="0" meta:object-count="0" meta:page-count="1" meta:paragraph-count="2" meta:word-count="15" meta:character-count="132" meta:non-whitespace-character-count="119"/>
  </office:meta>
</office:document-meta>
</file>